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</office:automatic-styles>
  <office:body>
    <office:text>
      <text:p text:style-name="Title">The Hitchhiker's Guide to Online Anonymity</text:p>
      <text:p text:style-name="Text_20_body">PGP/GPG key ID 7DFFD7471FB76E2A8ABBBCDDD769B3749E933B8A is no longer active</text:p>
      <text:h text:style-name="Heading_20_2" text:outline-level="2"><text:bookmark-start text:name="use-42ff35db9de7c088ab0fd4a70c216a52f6df4920-instead"/>Use 42FF35DB9DE7C088AB0FD4A70C216A52F6DF4920 instead<text:bookmark-end text:name="use-42ff35db9de7c088ab0fd4a70c216a52f6df4920-instead"/></text:h>
      <text:p text:style-name="First_20_paragraph">Minisign key</text:p>
      <text:p text:style-name="P1">untrusted comment: minisign public key 902835EC74825934</text:p>
      <text:p text:style-name="P2">RWQ0WYJ07DUokK8V/6LNJ9bf/O/QM9k4FSlDmzgEeXm7lEpw3ecYjXDM</text:p>
      <text:p text:style-name="First_20_paragraph">is no longer active</text:p>
      <text:p text:style-name="Text_20_body">Use</text:p>
      <text:p text:style-name="P3">untrusted comment: minisign public key FE6A09A3AF18F7A7</text:p>
      <text:p text:style-name="P4">RWSn9xivowlq/ihAzclDBxhCxbYz4bLkC8E645lHgSUlQNlDvoTxO5Fv</text:p>
      <text:p text:style-name="First_20_paragraph">instead</text:p>
      <text:p text:style-name="Text_20_body">Files signed using this key pair can be verified with the following command:</text:p>
      <text:p text:style-name="P5">minisign -Vm &lt;file&gt; -P RWSn9xivowlq/ihAzclDBxhCxbYz4bLkC8E645lHgSUlQNlDvoTxO5F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03T09:47:14Z</meta:creation-date>
    <dc:date>2022-06-03T09:47:14Z</dc:date>
  </office:meta>
</office:document-meta>
</file>